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2" svg:font-family="'Noto Sans Devanagari'" style:font-family-generic="swiss"/>
    <style:font-face style:name="Nimbus Mono PS2" svg:font-family="'Nimbus Mono PS'" style:font-pitch="fixed"/>
    <style:font-face style:name="Liberation Sans2" svg:font-family="'Liberation Sans'" style:font-pitch="variable"/>
    <style:font-face style:name="Liberation Serif1" svg:font-family="'Liberation Serif'" style:font-pitch="variable"/>
    <style:font-face style:name="Nimbus Mono PS1" svg:font-family="'Nimbus Mono P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family-generic="roman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24.762cm" style:use-optimal-column-width="false"/>
    </style:style>
    <style:style style:name="co2" style:family="table-column">
      <style:table-column-properties style:column-width="7.049cm" style:use-optimal-column-width="false"/>
    </style:style>
    <style:style style:name="co3" style:family="table-column">
      <style:table-column-properties style:column-width="4.034cm" style:use-optimal-column-width="false"/>
    </style:style>
    <style:style style:name="co4" style:family="table-column">
      <style:table-column-properties style:column-width="4.009cm" style:use-optimal-column-width="false"/>
    </style:style>
    <style:style style:name="co5" style:family="table-column">
      <style:table-column-properties style:column-width="4.196cm" style:use-optimal-column-width="false"/>
    </style:style>
    <style:style style:name="ro1" style:family="table-row">
      <style:table-row-properties style:row-height="3.329cm"/>
    </style:style>
    <style:style style:name="ro2" style:family="table-row">
      <style:table-row-properties style:row-height="8.663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cm"/>
    </style:style>
    <style:style style:name="ce1" style:family="table-cell">
      <loext:graphic-properties draw:fill-color="#eeeeee"/>
      <style:paragraph-properties fo:border="0.03pt solid #ffffff"/>
      <style:text-properties style:font-name="Nimbus Mono PS2" fo:font-size="12pt" style:font-size-asian="12pt" style:font-size-complex="12pt"/>
    </style:style>
    <style:style style:name="ce2" style:family="table-cell">
      <loext:graphic-properties draw:fill-color="#eeeeee"/>
      <style:paragraph-properties fo:margin-left="0cm" fo:margin-right="0cm" fo:text-indent="0cm" fo:border-left="0.03pt solid #ffffff" fo:border-right="0.03pt solid #ffffff" fo:border-top="none" fo:border-bottom="0.03pt solid #ffffff"/>
      <style:text-properties style:font-name="Nimbus Mono PS2" fo:font-size="12pt" style:font-size-asian="12pt" style:font-size-complex="12pt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top="0cm" fo:margin-bottom="0.499cm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style:font-name="Nimbus Mono PS" fo:font-size="24pt" fo:language="zxx" fo:country="none" style:font-size-asian="24pt" style:font-size-complex="24pt"/>
    </style:style>
    <style:style style:name="T3" style:family="text">
      <style:text-properties fo:color="#000080" style:font-name="Nimbus Mono PS" fo:font-size="24pt" fo:language="zxx" fo:country="none" style:font-size-asian="24pt" style:font-size-complex="24pt"/>
    </style:style>
    <style:style style:name="T4" style:family="text">
      <style:text-properties style:font-name="Liberation Sans1" fo:font-size="24pt" style:font-size-asian="24pt" style:font-size-complex="24pt"/>
    </style:style>
    <style:style style:name="T5" style:family="text">
      <style:text-properties fo:color="#008000" style:font-name="Nimbus Mono PS" fo:font-size="24pt" fo:language="zxx" fo:country="none" style:font-size-asian="24pt" style:font-size-complex="24pt"/>
    </style:style>
    <style:style style:name="T6" style:family="text">
      <style:text-properties fo:color="#ff0000" style:font-name="Nimbus Mono PS" fo:font-size="24pt" fo:language="zxx" fo:country="none" style:font-size-asian="24pt" style:font-size-complex="24pt"/>
    </style:style>
    <style:style style:name="T7" style:family="text">
      <style:text-properties fo:color="#000080" style:font-name="Nimbus Mono PS2" fo:font-size="12pt" fo:language="zxx" fo:country="none" style:font-size-asian="12pt" style:font-size-complex="12pt"/>
    </style:style>
    <style:style style:name="T8" style:family="text">
      <style:text-properties fo:color="#000000" style:font-name="Nimbus Mono PS2" fo:font-size="12pt" fo:language="zxx" fo:country="none" style:font-size-asian="12pt" style:font-size-complex="12pt"/>
    </style:style>
    <style:style style:name="T9" style:family="text">
      <style:text-properties fo:color="#008000" style:font-name="Nimbus Mono PS2" fo:font-size="12pt" fo:language="zxx" fo:country="none" style:font-size-asian="12pt" style:font-size-complex="12pt"/>
    </style:style>
    <style:style style:name="T10" style:family="text">
      <style:text-properties fo:color="#ff0000" style:font-name="Nimbus Mono PS2" fo:font-size="12pt" fo:language="zxx" fo:country="none" style:font-size-asian="12pt" style:font-size-complex="12pt"/>
    </style:style>
    <style:style style:name="T11" style:family="text">
      <style:text-properties fo:color="#4c4c4c" style:font-name="Nimbus Mono PS2" fo:font-size="12pt" fo:language="zxx" fo:country="none" style:font-size-asian="12pt" style:font-size-complex="12pt"/>
    </style:style>
    <style:style style:name="T12" style:family="text">
      <style:text-properties style:font-name="Nimbus Mono PS2" fo:font-size="12pt" style:font-size-asian="12pt" style:font-size-complex="12pt"/>
    </style:style>
    <style:style style:name="T13" style:family="text">
      <style:text-properties fo:color="#4c4c4c" style:font-name="Nimbus Mono PS2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-0.063cm" presentation:class="title" presentation:user-transformed="true">
          <draw:text-box>
            <text:p>Implémentation - OpenMP</text:p>
          </draw:text-box>
        </draw:frame>
        <draw:frame presentation:style-name="pr2" draw:text-style-name="P3" draw:layer="layout" svg:width="25.199cm" svg:height="13.7cm" svg:x="1.4cm" svg:y="4.154cm" presentation:class="subtitle" presentation:user-transformed="true">
          <draw:text-box>
            <text:list text:style-name="L1">
              <text:list-item>
                <text:p text:style-name="P1"><text:span text:style-name="T1">Idée : parcours en profondeur du haut de l’arbre</text:span></text:p>
              </text:list-item>
              <text:list-item>
                <text:p text:style-name="P1"><text:span text:style-name="T1">Parralléliser le for (int i=0 ; i&lt;n_moves ; i++) dans evaluate</text:span></text:p>
              </text:list-item>
              <text:list-item>
                <text:p text:style-name="P1"><text:span text:style-name="T1">Choix de profondeur max : 2</text:span></text:p>
              </text:list-item>
              <text:list-item>
                <text:p text:style-name="P1"><text:span text:style-name="T1">Corresponds a ~30 noeuds de l’arbre</text:span></text:p>
              </text:list-item>
              <text:list-item>
                <text:p text:style-name="P1"><text:span text:style-name="T1">Première implémentation avec un parrallel for (+simple)</text:span></text:p>
              </text:list-item>
              <text:list-item>
                <text:p text:style-name="P1"><text:span text:style-name="T1">Seconde implémentation avec des tasks (+efficace)</text:span></text:p>
                <text:p text:style-name="P1"><text:span text:style-name="T1"/></text:p>
              </text:list-item>
            </text:list>
            <text:p text:style-name="P1"><text:span text:style-name="T1">En général besoin de</text:span></text:p>
            <text:p text:style-name="P2"><text:span text:style-name="T2">#</text:span><text:span text:style-name="T3">pragma</text:span><text:span text:style-name="T4"> </text:span><text:span text:style-name="T5">omp</text:span><text:span text:style-name="T4"> </text:span><text:span text:style-name="T5">parallel</text:span><text:span text:style-name="T4"> </text:span><text:span text:style-name="T5">firstprivate</text:span><text:span text:style-name="T2">(</text:span><text:span text:style-name="T5">T</text:span><text:span text:style-name="T2">,</text:span><text:span text:style-name="T5">result</text:span><text:span text:style-name="T2">)</text:span></text:p>
            <text:p text:style-name="P1"><text:span text:style-name="T2">#</text:span><text:span text:style-name="T3">pragma</text:span><text:span text:style-name="T4"> </text:span><text:span text:style-name="T5">omp</text:span><text:span text:style-name="T4"> </text:span><text:span text:style-name="T5">single</text:span></text:p>
            <text:p text:style-name="P1"><text:span text:style-name="T5">evaluate</text:span><text:span text:style-name="T2">(</text:span><text:span text:style-name="T5">T</text:span><text:span text:style-name="T2">,</text:span><text:span text:style-name="T4"> </text:span><text:span text:style-name="T5">result</text:span><text:span text:style-name="T2">,</text:span><text:span text:style-name="T4"> </text:span><text:span text:style-name="T6">0</text:span><text:span text:style-name="T2">);</text:span></text:p>
            <text:p text:style-name="P1"><text:span text:style-name="T1">Pour le premier appel à evaluate dans la fonction decide</text:span></text:p>
            <text:list text:continue-numbering="true" text:style-name="L1">
              <text:list-header>
                <text:p text:style-name="P1"><text:span text:style-name="T1"/></text:p>
                <text:p text:style-name="P1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063cm" presentation:class="title" presentation:user-transformed="true">
          <draw:text-box>
            <text:p>Implémentation – OpenMP //for</text:p>
          </draw:text-box>
        </draw:frame>
        <draw:frame draw:style-name="standard" draw:layer="layout" svg:width="24.761cm" svg:height="12.149cm" svg:x="1.4cm" svg:y="3.3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7">if</text:span><text:span text:style-name="T8">(</text:span><text:span text:style-name="T9">prof</text:span><text:span text:style-name="T7"> </text:span><text:span text:style-name="T8">&lt;</text:span><text:span text:style-name="T7"> </text:span><text:span text:style-name="T9">OMP_MAX_PROF</text:span><text:span text:style-name="T8">)</text:span><text:span text:style-name="T7"> </text:span><text:span text:style-name="T8">{</text:span></text:p>
                <text:p text:style-name="P5"><text:span text:style-name="T8">#</text:span><text:span text:style-name="T7">pragma </text:span><text:span text:style-name="T9">omp</text:span><text:span text:style-name="T7"> </text:span><text:span text:style-name="T9">parallel</text:span><text:span text:style-name="T7"> for</text:span></text:p>
                <text:p text:style-name="P5"><text:span text:style-name="T7"><text:s text:c="4"/></text:span><text:span text:style-name="T7">for </text:span><text:span text:style-name="T8">(</text:span><text:span text:style-name="T7">int </text:span><text:span text:style-name="T9">i</text:span><text:span text:style-name="T8">=</text:span><text:span text:style-name="T10">0</text:span><text:span text:style-name="T7"> </text:span><text:span text:style-name="T8">;</text:span><text:span text:style-name="T7"> </text:span><text:span text:style-name="T9">i</text:span><text:span text:style-name="T8">&lt;</text:span><text:span text:style-name="T9">n_moves</text:span><text:span text:style-name="T7"> </text:span><text:span text:style-name="T8">;</text:span><text:span text:style-name="T7"> </text:span><text:span text:style-name="T9">i</text:span><text:span text:style-name="T8">++)</text:span><text:span text:style-name="T7"> </text:span><text:span text:style-name="T8">{</text:span></text:p>
                <text:p text:style-name="P5"><text:span text:style-name="T7"><text:s text:c="8"/></text:span><text:span text:style-name="T9">fct_for</text:span><text:span text:style-name="T8">(</text:span><text:span text:style-name="T9">T</text:span><text:span text:style-name="T8">,</text:span><text:span text:style-name="T7"> </text:span><text:span text:style-name="T9">moves</text:span><text:span text:style-name="T8">[</text:span><text:span text:style-name="T9">i</text:span><text:span text:style-name="T8">],</text:span><text:span text:style-name="T7"> </text:span><text:span text:style-name="T8">&amp;</text:span><text:span text:style-name="T9">child</text:span><text:span text:style-name="T8">[</text:span><text:span text:style-name="T9">i</text:span><text:span text:style-name="T8">],</text:span><text:span text:style-name="T7"> </text:span><text:span text:style-name="T8">&amp;</text:span><text:span text:style-name="T9">child_result</text:span><text:span text:style-name="T8">[</text:span><text:span text:style-name="T9">i</text:span><text:span text:style-name="T8">], </text:span><text:span text:style-name="T9">prof</text:span><text:span text:style-name="T8">,</text:span><text:span text:style-name="T7"> </text:span><text:span text:style-name="T9">result</text:span><text:span text:style-name="T8">);</text:span></text:p>
                <text:p text:style-name="P5"><text:span text:style-name="T7"><text:s text:c="4"/></text:span><text:span text:style-name="T8">}</text:span></text:p>
                <text:p text:style-name="P5"><text:span text:style-name="T8">}</text:span></text:p>
                <text:p text:style-name="P5"><text:span text:style-name="T11">// Sinon appel a fct_for sans #pragma omp parallel for</text:span></text:p>
              </table:table-cell>
            </table:table-row>
            <table:table-row table:style-name="ro2">
              <table:table-cell table:style-name="ce2">
                <text:p text:style-name="P5"><text:span text:style-name="T7">void</text:span><text:span text:style-name="T12"> </text:span><text:span text:style-name="T9">fct_for</text:span><text:span text:style-name="T8">(</text:span><text:span text:style-name="T9">tree_t</text:span><text:span text:style-name="T12"> </text:span><text:span text:style-name="T8">*</text:span><text:span text:style-name="T9">T</text:span><text:span text:style-name="T8">,</text:span><text:span text:style-name="T12"> </text:span><text:span text:style-name="T9">move_t</text:span><text:span text:style-name="T12"> </text:span><text:span text:style-name="T9">m</text:span><text:span text:style-name="T8">,</text:span><text:span text:style-name="T12"> </text:span><text:span text:style-name="T9">tree_t</text:span><text:span text:style-name="T12"> </text:span><text:span text:style-name="T8">*</text:span><text:span text:style-name="T9">child</text:span><text:span text:style-name="T8">,</text:span><text:span text:style-name="T12"> </text:span><text:span text:style-name="T9">result_t</text:span><text:span text:style-name="T12"> </text:span><text:span text:style-name="T8">*</text:span><text:span text:style-name="T9">child_res</text:span><text:span text:style-name="T8">,</text:span></text:p>
                <text:p><text:span text:style-name="T12"><text:s text:c="8"/></text:span><text:span text:style-name="T7">int</text:span><text:span text:style-name="T12"> </text:span><text:span text:style-name="T9">prof</text:span><text:span text:style-name="T8">,</text:span><text:span text:style-name="T12"> </text:span><text:span text:style-name="T9">result_t</text:span><text:span text:style-name="T12"> </text:span><text:span text:style-name="T8">*</text:span><text:span text:style-name="T9">cur_res</text:span><text:span text:style-name="T8">)</text:span><text:span text:style-name="T12"> </text:span><text:span text:style-name="T8">{</text:span></text:p>
                <text:p><text:span text:style-name="T12"><text:s text:c="4"/></text:span><text:span text:style-name="T9">play_move</text:span><text:span text:style-name="T8">(</text:span><text:span text:style-name="T9">T</text:span><text:span text:style-name="T8">,</text:span><text:span text:style-name="T12"> </text:span><text:span text:style-name="T9">m</text:span><text:span text:style-name="T8">,</text:span><text:span text:style-name="T12"> </text:span><text:span text:style-name="T9">child</text:span><text:span text:style-name="T8">);</text:span></text:p>
                <text:p><text:span text:style-name="T12"/></text:p>
                <text:p><text:span text:style-name="T12"><text:s text:c="4"/></text:span><text:span text:style-name="T9">evaluate</text:span><text:span text:style-name="T8">(</text:span><text:span text:style-name="T9">child</text:span><text:span text:style-name="T8">,</text:span><text:span text:style-name="T12"> </text:span><text:span text:style-name="T9">child_res</text:span><text:span text:style-name="T8">,</text:span><text:span text:style-name="T12"> </text:span><text:span text:style-name="T9">prof</text:span><text:span text:style-name="T8">);</text:span></text:p>
                <text:p><text:span text:style-name="T12"/></text:p>
                <text:p><text:span text:style-name="T12"><text:s text:c="4"/></text:span><text:span text:style-name="T7">int</text:span><text:span text:style-name="T12"> </text:span><text:span text:style-name="T9">child_score</text:span><text:span text:style-name="T12"> </text:span><text:span text:style-name="T8">=</text:span><text:span text:style-name="T12"> </text:span><text:span text:style-name="T8">-</text:span><text:span text:style-name="T9">child_res</text:span><text:span text:style-name="T8">-&gt;</text:span><text:span text:style-name="T9">score</text:span><text:span text:style-name="T8">;</text:span></text:p>
                <text:p><text:span text:style-name="T12"/></text:p>
                <text:p><text:span text:style-name="T8">#</text:span><text:span text:style-name="T7">pragma</text:span><text:span text:style-name="T12"> </text:span><text:span text:style-name="T9">omp</text:span><text:span text:style-name="T12"> </text:span><text:span text:style-name="T9">critical</text:span><text:span text:style-name="T8">(</text:span><text:span text:style-name="T9">CHILD</text:span><text:span text:style-name="T8">)</text:span></text:p>
                <text:p><text:span text:style-name="T12"><text:s text:c="4"/></text:span><text:span text:style-name="T8">{</text:span><text:span text:style-name="T12"> </text:span><text:span text:style-name="T13">// BLOCK OMP : critical</text:span></text:p>
                <text:p><text:span text:style-name="T12"><text:s text:c="8"/></text:span><text:span text:style-name="T7">if</text:span><text:span text:style-name="T12"> </text:span><text:span text:style-name="T8">(</text:span><text:span text:style-name="T9">child_score</text:span><text:span text:style-name="T12"> </text:span><text:span text:style-name="T8">&gt;</text:span><text:span text:style-name="T12"> </text:span><text:span text:style-name="T9">cur_res</text:span><text:span text:style-name="T8">-&gt;</text:span><text:span text:style-name="T9">score</text:span><text:span text:style-name="T8">)</text:span><text:span text:style-name="T12"> </text:span><text:span text:style-name="T8">{</text:span></text:p>
                <text:p><text:span text:style-name="T12"><text:s text:c="12"/></text:span><text:span text:style-name="T9">cur_res</text:span><text:span text:style-name="T8">-&gt;</text:span><text:span text:style-name="T9">score</text:span><text:span text:style-name="T12"> </text:span><text:span text:style-name="T8">=</text:span><text:span text:style-name="T12"> </text:span><text:span text:style-name="T9">child_score</text:span><text:span text:style-name="T8">;</text:span></text:p>
                <text:p><text:span text:style-name="T12"><text:s text:c="12"/></text:span><text:span text:style-name="T9">cur_res</text:span><text:span text:style-name="T8">-&gt;</text:span><text:span text:style-name="T9">best_move</text:span><text:span text:style-name="T12"> </text:span><text:span text:style-name="T8">=</text:span><text:span text:style-name="T12"> </text:span><text:span text:style-name="T9">m</text:span><text:span text:style-name="T8">;</text:span></text:p>
                <text:p><text:span text:style-name="T12"><text:s text:c="12"/></text:span><text:span text:style-name="T9">cur_res</text:span><text:span text:style-name="T8">-&gt;</text:span><text:span text:style-name="T9">pv_length</text:span><text:span text:style-name="T12"> </text:span><text:span text:style-name="T8">=</text:span><text:span text:style-name="T12"> </text:span><text:span text:style-name="T9">child_res</text:span><text:span text:style-name="T8">-&gt;</text:span><text:span text:style-name="T9">pv_length</text:span><text:span text:style-name="T8">+</text:span><text:span text:style-name="T10">1</text:span><text:span text:style-name="T8">;</text:span></text:p>
                <text:p><text:span text:style-name="T12"><text:s text:c="12"/></text:span><text:span text:style-name="T7">for</text:span><text:span text:style-name="T12"> </text:span><text:span text:style-name="T8">(</text:span><text:span text:style-name="T7">int</text:span><text:span text:style-name="T12"> </text:span><text:span text:style-name="T9">j</text:span><text:span text:style-name="T8">=</text:span><text:span text:style-name="T10">0</text:span><text:span text:style-name="T12"> </text:span><text:span text:style-name="T8">;</text:span><text:span text:style-name="T12"> </text:span><text:span text:style-name="T9">j</text:span><text:span text:style-name="T8">&lt;</text:span><text:span text:style-name="T9">child_res</text:span><text:span text:style-name="T8">-&gt;</text:span><text:span text:style-name="T9">pv_length</text:span><text:span text:style-name="T12"> </text:span><text:span text:style-name="T8">;</text:span><text:span text:style-name="T12"> </text:span><text:span text:style-name="T9">j</text:span><text:span text:style-name="T8">++)</text:span></text:p>
                <text:p><text:span text:style-name="T12"><text:s text:c="16"/></text:span><text:span text:style-name="T9">cur_res</text:span><text:span text:style-name="T8">-&gt;</text:span><text:span text:style-name="T9">PV</text:span><text:span text:style-name="T8">[</text:span><text:span text:style-name="T9">j</text:span><text:span text:style-name="T8">+</text:span><text:span text:style-name="T10">1</text:span><text:span text:style-name="T8">]</text:span><text:span text:style-name="T12"> </text:span><text:span text:style-name="T8">=</text:span><text:span text:style-name="T12"> </text:span><text:span text:style-name="T9">child_res</text:span><text:span text:style-name="T8">-&gt;</text:span><text:span text:style-name="T9">PV</text:span><text:span text:style-name="T8">[</text:span><text:span text:style-name="T9">j</text:span><text:span text:style-name="T8">];</text:span></text:p>
                <text:p><text:span text:style-name="T12"><text:s text:c="12"/></text:span><text:span text:style-name="T9">cur_res</text:span><text:span text:style-name="T8">-&gt;</text:span><text:span text:style-name="T9">PV</text:span><text:span text:style-name="T8">[</text:span><text:span text:style-name="T10">0</text:span><text:span text:style-name="T8">]</text:span><text:span text:style-name="T12"> </text:span><text:span text:style-name="T8">=</text:span><text:span text:style-name="T12"> </text:span><text:span text:style-name="T9">m</text:span><text:span text:style-name="T8">;</text:span></text:p>
                <text:p><text:span text:style-name="T12"><text:s text:c="8"/></text:span><text:span text:style-name="T8">}</text:span></text:p>
                <text:p><text:span text:style-name="T12"><text:s text:c="4"/></text:span><text:span text:style-name="T8">}</text:span><text:span text:style-name="T12"> </text:span><text:span text:style-name="T13">// BLOCK OMP : critical</text:span></text:p>
                <text:p text:style-name="P6"><text:span text:style-name="T8">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7" draw:layer="layout" svg:width="24.762cm" svg:height="1.673cm" svg:x="1.4cm" svg:y="16.002cm">
          <draw:text-box>
            <text:list text:style-name="L1">
              <text:list-item>
                <text:p>Block critical pour protéger les accès concurents à cur_res</text:p>
              </text:list-item>
              <text:list-item>
                <text:p>fct_for pour factoriser le cod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063cm" presentation:class="title" presentation:user-transformed="true">
          <draw:text-box>
            <text:p>Implémentation – OpenMP tasks</text:p>
          </draw:text-box>
        </draw:frame>
        <draw:frame draw:style-name="standard" draw:layer="layout" svg:width="24.761cm" svg:height="12.672cm" svg:x="1.4cm" svg:y="3.3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7">if</text:span><text:span text:style-name="T8">(</text:span><text:span text:style-name="T9">prof</text:span><text:span text:style-name="T11"> </text:span><text:span text:style-name="T8">&lt;</text:span><text:span text:style-name="T11"> </text:span><text:span text:style-name="T9">OMP_MAX_PROF</text:span><text:span text:style-name="T8">)</text:span><text:span text:style-name="T11"> </text:span><text:span text:style-name="T8">{</text:span></text:p>
                <text:p text:style-name="P5"><text:span text:style-name="T11"><text:s text:c="4"/></text:span><text:span text:style-name="T7">int</text:span><text:span text:style-name="T11"> </text:span><text:span text:style-name="T9">child_score</text:span><text:span text:style-name="T8">[</text:span><text:span text:style-name="T9">n_moves</text:span><text:span text:style-name="T8">];</text:span></text:p>
                <text:p text:style-name="P5"><text:span text:style-name="T11"><text:s text:c="4"/></text:span><text:span text:style-name="T9">tree_t</text:span><text:span text:style-name="T11"> </text:span><text:span text:style-name="T9">child</text:span><text:span text:style-name="T8">[</text:span><text:span text:style-name="T9">n_moves</text:span><text:span text:style-name="T8">];</text:span></text:p>
                <text:p text:style-name="P5"><text:span text:style-name="T11"><text:s text:c="4"/></text:span><text:span text:style-name="T9">result_t</text:span><text:span text:style-name="T11"> </text:span><text:span text:style-name="T9">child_result</text:span><text:span text:style-name="T8">[</text:span><text:span text:style-name="T9">n_moves</text:span><text:span text:style-name="T8">];</text:span></text:p>
                <text:p text:style-name="P5"><text:span text:style-name="T11"><text:s text:c="4"/></text:span><text:span text:style-name="T7">for</text:span><text:span text:style-name="T11"> </text:span><text:span text:style-name="T8">(</text:span><text:span text:style-name="T7">int</text:span><text:span text:style-name="T11"> </text:span><text:span text:style-name="T9">i</text:span><text:span text:style-name="T8">=</text:span><text:span text:style-name="T10">0</text:span><text:span text:style-name="T11"> </text:span><text:span text:style-name="T8">;</text:span><text:span text:style-name="T11"> </text:span><text:span text:style-name="T9">i</text:span><text:span text:style-name="T8">&lt;</text:span><text:span text:style-name="T9">n_moves</text:span><text:span text:style-name="T11"> </text:span><text:span text:style-name="T8">;</text:span><text:span text:style-name="T11"> </text:span><text:span text:style-name="T9">i</text:span><text:span text:style-name="T8">++)</text:span><text:span text:style-name="T11"> </text:span><text:span text:style-name="T8">{</text:span></text:p>
                <text:p text:style-name="P5"><text:span text:style-name="T11"/></text:p>
                <text:p text:style-name="P5"><text:span text:style-name="T8">#</text:span><text:span text:style-name="T7">pragma</text:span><text:span text:style-name="T11"> </text:span><text:span text:style-name="T9">omp</text:span><text:span text:style-name="T11"> </text:span><text:span text:style-name="T9">task</text:span><text:span text:style-name="T11"> </text:span><text:span text:style-name="T9">firstprivate</text:span><text:span text:style-name="T8">(</text:span><text:span text:style-name="T9">i</text:span><text:span text:style-name="T8">)</text:span><text:span text:style-name="T11"> </text:span><text:span text:style-name="T9">shared</text:span><text:span text:style-name="T8">(</text:span><text:span text:style-name="T9">child_result</text:span><text:span text:style-name="T8">,</text:span><text:span text:style-name="T11"> </text:span><text:span text:style-name="T9">child_score</text:span><text:span text:style-name="T8">,</text:span><text:span text:style-name="T11"> </text:span><text:span text:style-name="T9">child</text:span><text:span text:style-name="T8">)</text:span></text:p>
                <text:p text:style-name="P5"><text:span text:style-name="T11"><text:s text:c="8"/></text:span><text:span text:style-name="T8">{</text:span></text:p>
                <text:p text:style-name="P5"><text:span text:style-name="T11"><text:s text:c="12"/></text:span><text:span text:style-name="T9">play_move</text:span><text:span text:style-name="T8">(</text:span><text:span text:style-name="T9">T</text:span><text:span text:style-name="T8">,</text:span><text:span text:style-name="T11"> </text:span><text:span text:style-name="T9">moves</text:span><text:span text:style-name="T8">[</text:span><text:span text:style-name="T9">i</text:span><text:span text:style-name="T8">],</text:span><text:span text:style-name="T11"> </text:span><text:span text:style-name="T8">&amp;</text:span><text:span text:style-name="T9">child</text:span><text:span text:style-name="T8">[</text:span><text:span text:style-name="T9">i</text:span><text:span text:style-name="T8">]);</text:span></text:p>
                <text:p text:style-name="P5"><text:span text:style-name="T11"/></text:p>
                <text:p text:style-name="P5"><text:span text:style-name="T11"><text:s text:c="12"/></text:span><text:span text:style-name="T9">evaluate</text:span><text:span text:style-name="T8">(&amp;</text:span><text:span text:style-name="T9">child</text:span><text:span text:style-name="T8">[</text:span><text:span text:style-name="T9">i</text:span><text:span text:style-name="T8">],</text:span><text:span text:style-name="T11"> </text:span><text:span text:style-name="T8">&amp;</text:span><text:span text:style-name="T9">child_result</text:span><text:span text:style-name="T8">[</text:span><text:span text:style-name="T9">i</text:span><text:span text:style-name="T8">],</text:span><text:span text:style-name="T11"> </text:span><text:span text:style-name="T9">prof</text:span><text:span text:style-name="T8">+</text:span><text:span text:style-name="T10">1</text:span><text:span text:style-name="T8">);</text:span></text:p>
                <text:p text:style-name="P5"><text:span text:style-name="T11"/></text:p>
                <text:p text:style-name="P5"><text:span text:style-name="T11"><text:s text:c="12"/></text:span><text:span text:style-name="T9">child_score</text:span><text:span text:style-name="T8">[</text:span><text:span text:style-name="T9">i</text:span><text:span text:style-name="T8">]</text:span><text:span text:style-name="T11"> </text:span><text:span text:style-name="T8">=</text:span><text:span text:style-name="T11"> </text:span><text:span text:style-name="T8">-</text:span><text:span text:style-name="T9">child_result</text:span><text:span text:style-name="T8">[</text:span><text:span text:style-name="T9">i</text:span><text:span text:style-name="T8">].</text:span><text:span text:style-name="T9">score</text:span><text:span text:style-name="T8">;</text:span></text:p>
                <text:p text:style-name="P5"><text:span text:style-name="T11"><text:s text:c="8"/></text:span><text:span text:style-name="T8">}</text:span></text:p>
                <text:p text:style-name="P5"><text:span text:style-name="T11"><text:s text:c="4"/></text:span><text:span text:style-name="T8">}</text:span></text:p>
                <text:p text:style-name="P5"><text:span text:style-name="T8">#</text:span><text:span text:style-name="T7">pragma</text:span><text:span text:style-name="T11"> </text:span><text:span text:style-name="T9">omp</text:span><text:span text:style-name="T11"> </text:span><text:span text:style-name="T9">taskwait</text:span></text:p>
                <text:p text:style-name="P5"><text:span text:style-name="T11"><text:s text:c="4"/></text:span><text:span text:style-name="T7">int</text:span><text:span text:style-name="T11"> </text:span><text:span text:style-name="T9">max</text:span><text:span text:style-name="T11"> </text:span><text:span text:style-name="T8">=</text:span><text:span text:style-name="T11"> </text:span><text:span text:style-name="T10">0</text:span><text:span text:style-name="T8">;</text:span></text:p>
                <text:p text:style-name="P5"><text:span text:style-name="T11"><text:s text:c="4"/></text:span><text:span text:style-name="T7">for</text:span><text:span text:style-name="T8">(</text:span><text:span text:style-name="T7">int</text:span><text:span text:style-name="T11"> </text:span><text:span text:style-name="T9">i</text:span><text:span text:style-name="T8">=</text:span><text:span text:style-name="T10">0</text:span><text:span text:style-name="T8">;</text:span><text:span text:style-name="T11"> </text:span><text:span text:style-name="T9">i</text:span><text:span text:style-name="T8">&lt;</text:span><text:span text:style-name="T9">n_moves</text:span><text:span text:style-name="T8">;</text:span><text:span text:style-name="T11"> </text:span><text:span text:style-name="T9">i</text:span><text:span text:style-name="T8">++)</text:span><text:span text:style-name="T11"> </text:span><text:span text:style-name="T8">{</text:span></text:p>
                <text:p text:style-name="P5"><text:span text:style-name="T11"><text:s text:c="8"/></text:span><text:span text:style-name="T7">if</text:span><text:span text:style-name="T8">(</text:span><text:span text:style-name="T9">child_score</text:span><text:span text:style-name="T8">[</text:span><text:span text:style-name="T9">i</text:span><text:span text:style-name="T8">]</text:span><text:span text:style-name="T11"> </text:span><text:span text:style-name="T8">&gt;</text:span><text:span text:style-name="T11"> </text:span><text:span text:style-name="T9">child_score</text:span><text:span text:style-name="T8">[</text:span><text:span text:style-name="T9">max</text:span><text:span text:style-name="T8">])</text:span><text:span text:style-name="T11"> </text:span><text:span text:style-name="T9">max</text:span><text:span text:style-name="T11"> </text:span><text:span text:style-name="T8">=</text:span><text:span text:style-name="T11"> </text:span><text:span text:style-name="T9">i</text:span><text:span text:style-name="T8">;</text:span></text:p>
                <text:p text:style-name="P5"><text:span text:style-name="T11"><text:s text:c="4"/></text:span><text:span text:style-name="T8">}</text:span></text:p>
                <text:p text:style-name="P5"><text:span text:style-name="T11"><text:s text:c="4"/></text:span><text:span text:style-name="T7">if</text:span><text:span text:style-name="T11"> </text:span><text:span text:style-name="T8">(</text:span><text:span text:style-name="T9">child_score</text:span><text:span text:style-name="T8">[</text:span><text:span text:style-name="T9">max</text:span><text:span text:style-name="T8">]</text:span><text:span text:style-name="T11"> </text:span><text:span text:style-name="T8">&gt;</text:span><text:span text:style-name="T11"> </text:span><text:span text:style-name="T9">result</text:span><text:span text:style-name="T8">-&gt;</text:span><text:span text:style-name="T9">score</text:span><text:span text:style-name="T8">)</text:span><text:span text:style-name="T11"> </text:span><text:span text:style-name="T8">{</text:span></text:p>
                <text:p text:style-name="P5"><text:span text:style-name="T11"><text:s text:c="8"/></text:span><text:span text:style-name="T9">result</text:span><text:span text:style-name="T8">-&gt;</text:span><text:span text:style-name="T9">score</text:span><text:span text:style-name="T11"> </text:span><text:span text:style-name="T8">=</text:span><text:span text:style-name="T11"> </text:span><text:span text:style-name="T9">child_score</text:span><text:span text:style-name="T8">[</text:span><text:span text:style-name="T9">max</text:span><text:span text:style-name="T8">];</text:span></text:p>
                <text:p text:style-name="P5"><text:span text:style-name="T11"><text:s text:c="8"/></text:span><text:span text:style-name="T9">result</text:span><text:span text:style-name="T8">-&gt;</text:span><text:span text:style-name="T9">best_move</text:span><text:span text:style-name="T11"> </text:span><text:span text:style-name="T8">=</text:span><text:span text:style-name="T11"> </text:span><text:span text:style-name="T9">moves</text:span><text:span text:style-name="T8">[</text:span><text:span text:style-name="T9">max</text:span><text:span text:style-name="T8">];</text:span></text:p>
                <text:p text:style-name="P5"><text:span text:style-name="T11"><text:s text:c="8"/></text:span><text:span text:style-name="T9">result</text:span><text:span text:style-name="T8">-&gt;</text:span><text:span text:style-name="T9">pv_length</text:span><text:span text:style-name="T11"> </text:span><text:span text:style-name="T8">=</text:span><text:span text:style-name="T11"> </text:span><text:span text:style-name="T9">child_result</text:span><text:span text:style-name="T8">[</text:span><text:span text:style-name="T9">max</text:span><text:span text:style-name="T8">].</text:span><text:span text:style-name="T9">pv_length</text:span><text:span text:style-name="T11"> </text:span><text:span text:style-name="T8">+</text:span><text:span text:style-name="T11"> </text:span><text:span text:style-name="T10">1</text:span><text:span text:style-name="T8">;</text:span></text:p>
                <text:p text:style-name="P5"><text:span text:style-name="T11"><text:s text:c="8"/></text:span><text:span text:style-name="T7">for</text:span><text:span text:style-name="T8">(</text:span><text:span text:style-name="T7">int</text:span><text:span text:style-name="T11"> </text:span><text:span text:style-name="T9">j</text:span><text:span text:style-name="T11"> </text:span><text:span text:style-name="T8">=</text:span><text:span text:style-name="T11"> </text:span><text:span text:style-name="T10">0</text:span><text:span text:style-name="T8">;</text:span><text:span text:style-name="T11"> </text:span><text:span text:style-name="T9">j</text:span><text:span text:style-name="T11"> </text:span><text:span text:style-name="T8">&lt;</text:span><text:span text:style-name="T11"> </text:span><text:span text:style-name="T9">child_result</text:span><text:span text:style-name="T8">[</text:span><text:span text:style-name="T9">max</text:span><text:span text:style-name="T8">].</text:span><text:span text:style-name="T9">pv_length</text:span><text:span text:style-name="T8">;</text:span><text:span text:style-name="T11"> </text:span><text:span text:style-name="T9">j</text:span><text:span text:style-name="T8">++)</text:span></text:p>
                <text:p text:style-name="P5"><text:span text:style-name="T11"><text:s text:c="12"/></text:span><text:span text:style-name="T9">result</text:span><text:span text:style-name="T8">-&gt;</text:span><text:span text:style-name="T9">PV</text:span><text:span text:style-name="T8">[</text:span><text:span text:style-name="T9">j</text:span><text:span text:style-name="T8">+</text:span><text:span text:style-name="T10">1</text:span><text:span text:style-name="T8">]</text:span><text:span text:style-name="T11"> </text:span><text:span text:style-name="T8">=</text:span><text:span text:style-name="T11"> </text:span><text:span text:style-name="T9">child_result</text:span><text:span text:style-name="T8">[</text:span><text:span text:style-name="T9">max</text:span><text:span text:style-name="T8">].</text:span><text:span text:style-name="T9">PV</text:span><text:span text:style-name="T8">[</text:span><text:span text:style-name="T9">j</text:span><text:span text:style-name="T8">];</text:span></text:p>
                <text:p text:style-name="P5"><text:span text:style-name="T11"><text:s text:c="8"/></text:span><text:span text:style-name="T9">result</text:span><text:span text:style-name="T8">-&gt;</text:span><text:span text:style-name="T9">PV</text:span><text:span text:style-name="T8">[</text:span><text:span text:style-name="T10">0</text:span><text:span text:style-name="T8">]</text:span><text:span text:style-name="T11"> </text:span><text:span text:style-name="T8">=</text:span><text:span text:style-name="T11"> </text:span><text:span text:style-name="T9">moves</text:span><text:span text:style-name="T8">[</text:span><text:span text:style-name="T9">max</text:span><text:span text:style-name="T8">];</text:span></text:p>
                <text:p text:style-name="P5"><text:span text:style-name="T11"><text:s text:c="4"/></text:span><text:span text:style-name="T8">}</text:span></text:p>
                <text:p text:style-name="P5"><text:span text:style-name="T11">}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7" draw:layer="layout" svg:width="24.762cm" svg:height="3.806cm" svg:x="1.4cm" svg:y="16.107cm">
          <draw:text-box>
            <text:list text:style-name="L1">
              <text:list-item>
                <text:p>On lance le play_move et le evaluate dans une task</text:p>
              </text:list-item>
              <text:list-item>
                <text:p>A la fin du for, taskwait pour être sur d’avoir fini tout les calculs avant de continuer</text:p>
              </text:list-item>
              <text:list-item>
                <text:p>On stocke tout les résultats dans des tableaux et on abrège la boucle for.</text:p>
                <text:p>En effet, la deuxième partie enregistre le meilleur résultat, pas besoin de le faire dans chaque task, celà évite de mettre une section critiqu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063cm" presentation:class="title" presentation:user-transformed="true">
          <draw:text-box>
            <text:p>Implémentation - MPI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Idée : descendre à la profondeur p de l’arbre nécessaire pour que nb_noeuds(p) &gt; 10*nb_coeurs</text:span></text:p>
                <text:p><text:span text:style-name="T1">Une fois ce précalcul fait, calculer de façon parallèle les résultats de ces noeuds en maître-esclave</text:span></text:p>
              </text:list-item>
              <text:list-item>
                <text:p><text:span text:style-name="T1">Précalcul : Parcours en largeur du haut de l’arbre de façon séquentielle afin de trouver la bonne profondeur</text:span></text:p>
              </text:list-item>
              <text:list-item>
                <text:p><text:span text:style-name="T1">Maître-esclave sur le reste de l’arbre</text:span></text:p>
              </text:list-item>
              <text:list-item>
                <text:p><text:span text:style-name="T1">Problème potentiel : Si on a trop de coeur disponibles pour un problème donné, le précalcul peut prendre trop d’ampleur. Au pire cas, tout l’arbre pourrait être calculé en séquentie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1cm" svg:y="-0.063cm" presentation:class="title" presentation:user-transformed="true">
          <draw:text-box>
            <text:p>Implémentation - MPI</text:p>
          </draw:text-box>
        </draw:frame>
        <draw:frame presentation:style-name="pr4" draw:text-style-name="P8" draw:layer="layout" svg:width="25.199cm" svg:height="12.179cm" svg:x="1.401cm" svg:y="4.914cm" presentation:class="outline" presentation:user-transformed="true">
          <draw:text-box>
            <text:list text:style-name="L2">
              <text:list-header>
                <text:p><text:span text:style-name="T1">// Un peu de code ici, si nécessaire, peut être un graphique de l’abr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063cm" presentation:class="title" presentation:user-transformed="true">
          <draw:text-box>
            <text:p>Implémentation – MPI + OpenMP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Idée : reprendre la procédure utilisée pour MPI et paralléliser le précalcul en OpenMP</text:span></text:p>
              </text:list-item>
              <text:list-item>
                <text:p><text:span text:style-name="T1">Assez simple car code du précalcul impératif</text:span></text:p>
                <text:p><text:span text:style-name="T1"/></text:p>
              </text:list-item>
              <text:list-item>
                <text:p><text:span text:style-name="T1">Pas encore implémenté</text:span></text:p>
                <text:p><text:span text:style-name="T1"/></text:p>
                <text:p><text:span text:style-name="T1"/></text:p>
                <text:p><text:span text:style-name="T1">//Trouver des choses à dire ?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046cm" presentation:class="title" presentation:user-transformed="true">
          <draw:text-box>
            <text:p>Résultats OpenMP</text:p>
          </draw:text-box>
        </draw:frame>
        <draw:frame draw:style-name="standard" draw:layer="layout" svg:width="23.483cm" svg:height="5.998cm" svg:x="2.445cm" svg:y="7.032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row table:style-name="ro3" table:default-cell-style-name="gray3">
              <table:table-cell>
                <text:p>Tests avec 4 coeurs</text:p>
              </table:table-cell>
              <table:table-cell>
                <text:p>Taux </text:p>
                <text:p>Max_Prof=1</text:p>
              </table:table-cell>
              <table:table-cell>
                <text:p>Taux </text:p>
                <text:p>Max_Prof=2</text:p>
              </table:table-cell>
              <table:table-cell>
                <text:p>Taux </text:p>
                <text:p>Max_Prof=3</text:p>
              </table:table-cell>
              <table:table-cell>
                <text:p>Taux </text:p>
                <text:p>Max_Prof=4</text:p>
              </table:table-cell>
            </table:table-row>
            <table:table-row table:style-name="ro4" table:default-cell-style-name="gray2">
              <table:table-cell>
                <text:p>OpenMP //for</text:p>
              </table:table-cell>
              <table:table-cell>
                <text:p>0.54</text:p>
              </table:table-cell>
              <table:table-cell>
                <text:p>0.54</text:p>
              </table:table-cell>
              <table:table-cell>
                <text:p>0.54</text:p>
              </table:table-cell>
              <table:table-cell>
                <text:p>0.54</text:p>
              </table:table-cell>
            </table:table-row>
            <table:table-row table:style-name="ro4" table:default-cell-style-name="gray1">
              <table:table-cell>
                <text:p>OpenMP tasks</text:p>
              </table:table-cell>
              <table:table-cell>
                <text:p>0.62</text:p>
              </table:table-cell>
              <table:table-cell>
                <text:p>0.73</text:p>
              </table:table-cell>
              <table:table-cell>
                <text:p>0.78</text:p>
              </table:table-cell>
              <table:table-cell>
                <text:p>0.8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7" draw:layer="layout" svg:width="23.114cm" svg:height="3.806cm" svg:x="2.54cm" svg:y="3.81cm">
          <draw:text-box>
            <text:p>Parrallel for : seq time = ~20.5 s</text:p>
            <text:p>Task : seq time = ~ 15.5 s</text:p>
            <text:p/>
            <text:p>Efficacités moyennes :</text:p>
            <text:p/>
          </draw:text-box>
        </draw:frame>
        <draw:frame draw:style-name="gr4" draw:text-style-name="P7" draw:layer="layout" svg:width="23.368cm" svg:height="0.962cm" svg:x="2.54cm" svg:y="13.462cm">
          <draw:text-box>
            <text:p>//Tests avec 2 coeurs ?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1cm" svg:y="-0.045cm" presentation:class="title" presentation:user-transformed="true">
          <draw:text-box>
            <text:p>Résultats MPI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2" svg:font-family="'Noto Sans Devanagari'" style:font-family-generic="swiss"/>
    <style:font-face style:name="Nimbus Mono PS2" svg:font-family="'Nimbus Mono PS'" style:font-pitch="fixed"/>
    <style:font-face style:name="Liberation Sans2" svg:font-family="'Liberation Sans'" style:font-pitch="variable"/>
    <style:font-face style:name="Liberation Serif1" svg:font-family="'Liberation Serif'" style:font-pitch="variable"/>
    <style:font-face style:name="Nimbus Mono PS1" svg:font-family="'Nimbus Mono P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family-generic="roman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Noto Sans Devanagari1" style:font-family-asian="'Noto Sans Devanagari'" style:font-family-generic-asian="swiss" style:font-pitch-asian="variable" style:font-size-asian="12pt" style:language-asian="hi" style:country-asian="IN"/>
    </style:style>
    <style:style style:name="_5f_OOoComputerIdent" style:display-name="_OOoComputerIdent" style:family="graphic">
      <style:paragraph-properties style:text-autospace="none"/>
      <style:text-properties fo:color="#008000" style:font-name="Nimbus Mono PS" fo:font-family="'Nimbus Mono PS'" style:font-family-generic="roman" style:font-pitch="variable" fo:language="zxx" fo:country="none"/>
    </style:style>
    <style:style style:name="_5f_OOoComputerBase" style:display-name="_OOoComputerBase" style:family="graphic">
      <style:paragraph-properties style:text-autospace="none"/>
      <style:text-properties fo:color="#000000" style:font-name="Nimbus Mono PS" fo:font-family="'Nimbus Mono PS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Nimbus Mono PS" fo:font-family="'Nimbus Mono PS'" style:font-family-generic="roman" style:font-pitch="variable"/>
    </style:style>
    <style:style style:name="_5f_OOoComputerAltKeyWord" style:display-name="_OOoComputerAltKeyWord" style:family="graphic">
      <style:paragraph-properties style:text-autospace="none"/>
      <style:text-properties fo:color="#320080" style:font-name="Nimbus Mono PS" fo:font-family="'Nimbus Mono PS'" style:font-family-generic="roman" style:font-pitch="variable" fo:language="zxx" fo:country="none"/>
    </style:style>
    <style:style style:name="_5f_OOoComputerKeyWord" style:display-name="_OOoComputerKeyWord" style:family="graphic">
      <style:paragraph-properties style:text-autospace="none"/>
      <style:text-properties fo:color="#000080" style:font-name="Nimbus Mono PS" fo:font-family="'Nimbus Mono PS'" style:font-family-generic="roman" style:font-pitch="variable" fo:language="zxx" fo:country="none"/>
    </style:style>
    <style:style style:name="_5f_OOoComputerNumber" style:display-name="_OOoComputerNumber" style:family="graphic">
      <style:paragraph-properties style:text-autospace="none"/>
      <style:text-properties fo:color="#ff3200" style:font-name="Nimbus Mono PS" fo:font-family="'Nimbus Mono PS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Nimbus Mono PS" fo:font-family="'Nimbus Mono PS'" style:font-family-generic="roman" style:font-pitch="variable" fo:language="zxx" fo:country="none"/>
    </style:style>
    <style:style style:name="_5f_OOoComputerSpecial" style:display-name="_OOoComputerSpecial" style:family="graphic">
      <style:paragraph-properties style:text-autospace="none"/>
      <style:text-properties fo:color="#000000" style:font-name="Nimbus Mono PS" fo:font-family="'Nimbus Mono PS'" style:font-family-generic="roman" style:font-pitch="variable" fo:language="zxx" fo:country="none"/>
    </style:style>
    <style:style style:name="_5f_OOoComputerBaseNoLocale" style:display-name="_OOoComputerBaseNoLocale" style:family="graphic">
      <style:paragraph-properties style:text-autospace="none"/>
      <style:text-properties fo:color="#000000" style:font-name="Nimbus Mono PS" fo:font-family="'Nimbus Mono PS'" style:font-family-generic="roman" style:font-pitch="variable" fo:language="zxx" fo:country="none"/>
    </style:style>
    <style:style style:name="_5f_OOoComputerComment" style:display-name="_OOoComputerComment" style:family="graphic">
      <style:paragraph-properties style:text-autospace="none"/>
      <style:text-properties fo:color="#4c4c4c" style:font-name="Nimbus Mono PS" fo:font-family="'Nimbus Mono PS'" style:font-family-generic="roman" style:font-pitch="variable"/>
    </style:style>
    <style:style style:name="Index" style:family="graphic">
      <style:paragraph-properties style:text-autospace="none"/>
      <style:text-properties style:font-name-asian="Noto Sans Devanagari2" style:font-family-asian="'Noto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Noto Sans Devanagari2" style:font-family-asian="'Noto Sans Devanagari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Noto Sans Devanagari2" style:font-family-asian="'Noto Sans Devanagari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Preformatted_20_Text" style:display-name="Preformatted Text" style:family="graphic">
      <style:paragraph-properties style:text-autospace="none"/>
    </style:style>
    <style:style style:name="Table_20_Heading" style:display-name="Table Heading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6T14:35:03.228591321</meta:creation-date>
    <dc:date>2017-03-26T16:20:41.242199579</dc:date>
    <meta:editing-duration>PT12M43S</meta:editing-duration>
    <meta:editing-cycles>3</meta:editing-cycles>
    <meta:generator>LibreOffice/5.1.5.2$Linux_X86_64 LibreOffice_project/10m0$Build-2</meta:generator>
    <meta:document-statistic meta:object-count="56"/>
  </office:meta>
</office:document-meta>
</file>